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</office:font-face-decls>
  <office:automatic-styles>
    <style:style style:name="P1" style:family="paragraph" style:parent-style-name="Standard">
      <style:text-properties officeooo:rsid="0014f1b5" officeooo:paragraph-rsid="0014f1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по работе за 01.12 по УП.04</text:p>
      <text:p text:style-name="P1">Кокшаров Роман, Ворошилов Артём, Згеря Илья, Попов Максим ИСП-224т</text:p>
      <text:p text:style-name="P1"/>
      <text:p text:style-name="P1">На паре мы начали делать документацию, сделали базу для сайта, продумали цветовую палитру, структуру сайта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1T11:29:03.067760487</meta:creation-date>
    <dc:date>2025-12-01T11:32:36.838777654</dc:date>
    <meta:editing-duration>PT3M34S</meta:editing-duration>
    <meta:editing-cycles>1</meta:editing-cycles>
    <meta:document-statistic meta:table-count="0" meta:image-count="0" meta:object-count="0" meta:page-count="1" meta:paragraph-count="3" meta:word-count="31" meta:character-count="205" meta:non-whitespace-character-count="177"/>
    <meta:generator>LibreOffice/24.8.4.1$Linux_X86_64 LibreOffice_project/480$Build-1</meta:generator>
  </office:meta>
</office:document-meta>
</file>